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635254FC813FC8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41cm" svg:x="0.169cm" svg:y="0.066cm">
          <draw:image xlink:href="Pictures/100000000000055600000300635254FC813FC8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7.1$Windows_X86_64 LibreOffice_project/23edc44b61b830b7d749943e020e96f5a7df63bf</meta:generator>
    <dc:date>2021-11-09T13:05:53.172000000</dc:date>
    <meta:editing-duration>PT20S</meta:editing-duration>
    <meta:editing-cycles>1</meta:editing-cycles>
    <meta:document-statistic meta:object-count="26"/>
  </office:meta>
</office:document-meta>
</file>